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57761211140527A9.png" manifest:media-type="image/png"/>
  <manifest:file-entry manifest:full-path="Pictures/10000201000005560000030030B8E48362C1BC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89bb6" officeooo:paragraph-rsid="00189bb6"/>
    </style:style>
    <style:style style:name="P2" style:family="paragraph" style:parent-style-name="Heading_20_2">
      <style:text-properties officeooo:rsid="00189bb6" officeooo:paragraph-rsid="00189bb6"/>
    </style:style>
    <style:style style:name="T1" style:family="text">
      <style:text-properties officeooo:rsid="001904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764in, 2.5701in, 0.6972in, 0.58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4744in, 3.0055in, -0.0016in, 0.607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Q3<text:span text:style-name="T1">)</text:span></text:h>
      <text:p text:style-name="P1"><draw:frame draw:style-name="fr1" draw:name="Image1" text:anchor-type="paragraph" svg:x="-0.4409in" svg:y="0.0681in" svg:width="7.6417in" svg:height="3.6673in" draw:z-index="0"><draw:image xlink:href="Pictures/10000201000005560000030030B8E48362C1BCFE.png" xlink:type="simple" xlink:show="embed" xlink:actuate="onLoad" loext:mime-type="image/png"/></draw:frame><draw:frame draw:style-name="fr2" draw:name="Image2" text:anchor-type="paragraph" svg:x="-0.4437in" svg:y="3.8909in" svg:width="7.6181in" svg:height="1.8134in" draw:z-index="1"><draw:image xlink:href="Pictures/10000201000005560000030057761211140527A9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2-08T11:01:23.462264512</dc:date>
    <meta:editing-duration>PT7H51M45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1" meta:character-count="3" meta:non-whitespace-character-count="3"/>
  </office:meta>
</office:document-meta>
</file>